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4cm" svg:height="1.9cm" svg:x="4.7cm" svg:y="1.8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8cm" svg:x="13.2cm" svg:y="1.9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1.3cm" svg:height="2.149cm" svg:x="1.8cm" svg:y="6.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751cm" svg:x="1.8cm" svg:y="8.849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1.751cm" svg:x="7.3cm" svg:y="8.849cm">
          <text:p text:style-name="P1">Serveu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3cm" svg:height="2.1cm" svg:x="15.4cm" svg:y="6.8cm">
          <text:p text:style-name="P1">Librairi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cm" svg:height="3.8cm" svg:x="15.4cm" svg:y="8.9cm">
          <text:p text:style-name="P1"><text:span text:style-name="T1">enum Type_Track </text:span><text:span text:style-name="T1"><text:line-break/></text:span><text:span text:style-name="T1">{TRACK_COLOR, TRACK_SHAPE, TRACK_BLOB}</text:span><text:span text:style-name="T1"><text:line-break/></text:span><text:span text:style-name="T1"><text:line-break/></text:span><text:span text:style-name="T1">calibration( Type_Track )</text:span></text:p>
          <text:p text:style-name="P1"><text:span text:style-name="T1">track( Type_Track )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cm" svg:y1="6.7cm" svg:x2="6.9cm" svg:y2="3.7cm">
          <text:p/>
        </draw:line>
        <draw:line draw:style-name="gr2" draw:text-style-name="P1" draw:layer="layout" svg:x1="13.044cm" svg:y1="9.9cm" svg:x2="15.344cm" svg:y2="9.9cm">
          <text:p/>
        </draw:line>
        <draw:custom-shape draw:style-name="gr1" draw:text-style-name="P3" draw:layer="layout" svg:width="5.5cm" svg:height="4.5cm" svg:x="1.8cm" svg:y="10.6cm">
          <text:p text:style-name="P1"><text:span text:style-name="T2">Liste webcams</text:span></text:p>
          <text:p text:style-name="P1"><text:span text:style-name="T2">Étalonnage</text:span></text:p>
          <text:p text:style-name="P1"><text:span text:style-name="T2">Reconnaissance</text:span></text:p>
          <text:p text:style-name="P1"><text:span text:style-name="T2">Envoi des demande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88cm" svg:height="4.5cm" svg:x="7.312cm" svg:y="10.6cm">
          <text:p text:style-name="P1"><text:span text:style-name="T2">Liste clients</text:span></text:p>
          <text:p text:style-name="P1"><text:span text:style-name="T2">Synchronisation</text:span></text:p>
          <text:p text:style-name="P1"><text:span text:style-name="T2">Dessin local</text:span></text:p>
          <text:p text:style-name="P1"><text:span text:style-name="T2">Envoi des ordre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45cm" svg:y1="6.7cm" svg:x2="21.9cm" svg:y2="6.8cm" draw:start-shape="id1" draw:end-shape="id2" draw:end-glue-point="0" svg:d="m7450 6700v-502h14450v602">
          <text:p/>
        </draw:connector>
        <draw:line draw:style-name="gr2" draw:text-style-name="P1" draw:layer="layout" svg:x1="14.8cm" svg:y1="6.2cm" svg:x2="14.8cm" svg:y2="3.7cm">
          <text:p/>
        </draw:line>
        <draw:line draw:style-name="gr2" draw:text-style-name="P1" draw:layer="layout" svg:x1="2.5cm" svg:y1="18.4cm" svg:x2="3.9cm" svg:y2="18.4cm">
          <text:p/>
        </draw:line>
        <draw:frame draw:style-name="gr4" draw:layer="layout" svg:width="2.4cm" svg:height="1.25cm" svg:x="5.1cm" svg:y="17.9cm">
          <draw:text-box>
            <text:p>Utili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</meta:initial-creator>
    <meta:creation-date>2012-03-28T09:40:30</meta:creation-date>
    <dc:date>2012-04-17T16:42:24</dc:date>
    <dc:creator>Julien </dc:creator>
    <meta:editing-duration>PT1H20M2S</meta:editing-duration>
    <meta:editing-cycles>16</meta:editing-cycles>
    <meta:generator>LibreOffice/3.5$Linux_X86_64 LibreOffice_project/350m1$Build-202</meta:generator>
    <meta:document-statistic meta:object-count="15"/>
  </office:meta>
</office:document-meta>
</file>